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a960" officeooo:paragraph-rsid="001ca960"/>
    </style:style>
    <style:style style:name="P2" style:family="paragraph" style:parent-style-name="Standard">
      <style:text-properties style:text-underline-style="solid" style:text-underline-width="auto" style:text-underline-color="font-color" officeooo:rsid="001ca960" officeooo:paragraph-rsid="001ca960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al de movimientos necesarios para resolver una torre de Hanoi con n numero de discos:</text:p>
      <text:p text:style-name="P1"/>
      <text:p text:style-name="P1">ecuacion de Resolucion : 2^n <text:s/>- 1</text:p>
      <text:p text:style-name="P1"/>
      <text:p text:style-name="P1">Definir numero de discos dentro del juego</text:p>
      <text:p text:style-name="P1">Leer disco</text:p>
      <text:p text:style-name="P1"/>
      <text:p text:style-name="P1">Si el disco es igual a 1 </text:p>
      <text:p text:style-name="P1"><text:tab/>Escribir mover disco de la torre uno hacia la torre 3 </text:p>
      <text:p text:style-name="P1">si <text:span text:style-name="T1">el</text:span> disco es mayor a 1</text:p>
      <text:p text:style-name="P1"><text:tab/>Restar disco - 1</text:p>
      <text:p text:style-name="P1"><text:tab/>Escribir mover disco de la torre uno hacia la torre 2</text:p>
      <text:p text:style-name="P1"><text:tab/>Restar disco - 1</text:p>
      <text:p text:style-name="P1"><text:tab/>Escribir mover disco de la torre 2 hacia la torre 3</text:p>
      <text:p text:style-name="P1">finSi</text:p>
      <text:p text:style-name="P1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7T04:36:39.462244175</meta:creation-date>
    <dc:date>2020-02-17T04:49:09.858859741</dc:date>
    <meta:editing-duration>PT39S</meta:editing-duration>
    <meta:editing-cycles>1</meta:editing-cycles>
    <meta:document-statistic meta:table-count="0" meta:image-count="0" meta:object-count="0" meta:page-count="1" meta:paragraph-count="12" meta:word-count="87" meta:character-count="421" meta:non-whitespace-character-count="338"/>
    <meta:generator>LibreOffice/6.0.7.3$Linux_X86_64 LibreOffice_project/00m0$Build-3</meta:generator>
  </office:meta>
</office:document-meta>
</file>